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3338" officeooo:paragraph-rsid="00103338"/>
    </style:style>
    <style:style style:name="P2" style:family="paragraph" style:parent-style-name="Standard">
      <style:text-properties officeooo:rsid="00103338" officeooo:paragraph-rsid="0011b295"/>
    </style:style>
    <style:style style:name="P3" style:family="paragraph" style:parent-style-name="Standard">
      <style:text-properties officeooo:rsid="0011b295" officeooo:paragraph-rsid="0011b295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ext_20_body">
      <style:text-properties officeooo:rsid="00103338" officeooo:paragraph-rsid="0011b295"/>
    </style:style>
    <style:style style:name="T1" style:family="text">
      <style:text-properties officeooo:rsid="00113489"/>
    </style:style>
    <style:style style:name="T2" style:family="text">
      <style:text-properties officeooo:rsid="0011b29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Question 1)</text:p>
      <text:p text:style-name="P1"/>
      <text:p text:style-name="P1">cargo new tp_dithering</text:p>
      <text:p text:style-name="P1"/>
      <text:p text:style-name="P1">Aller dans Cargo.toml</text:p>
      <text:p text:style-name="P1">sous [dependencies] </text:p>
      <text:p text:style-name="P1">mettre image <text:span text:style-name="T1">= “0,24”</text:span></text:p>
      <text:p text:style-name="P1"/>
      <text:p text:style-name="P1"><text:span text:style-name="Source_20_Text">cargo build</text:span></text:p>
      <text:p text:style-name="P1"><text:span text:style-name="Source_20_Text"/></text:p>
      <text:p text:style-name="P2"><text:span text:style-name="Source_20_Text"><text:span text:style-name="T2">Question 2)</text:span></text:span></text:p>
      <text:p text:style-name="P2"><text:span text:style-name="Source_20_Text"/></text:p>
      <text:p text:style-name="P6"><text:span text:style-name="Source_20_Text">Le type DynamicImage représente une image générique qui peut contenir plusieurs formats de pixels. Il gère automatiquement des images avec différents :</text:span></text:p>
      <text:list text:style-name="L1">
        <text:list-item>
          <text:p text:style-name="P5">Nombres de canaux (par exemple : RGB, RGBA, ou monochrome),</text:p>
        </text:list-item>
        <text:list-item>
          <text:p text:style-name="P4">Types de données (u8, u16, f32, etc.).</text:p>
        </text:list-item>
      </text:list>
      <text:p text:style-name="Text_20_body"><text:span text:style-name="Source_20_Text">Pour forcer une image à avoir 3 canaux (R, G, B) représentés chacun par un u8, on utilise la méthode to_rgb8. Cela convertit l'image en mode RGB8, même si elle a un autre format initialement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1-01T14:28:30.863048091</meta:creation-date>
    <meta:generator>LibreOffice/24.2.7.2$Linux_X86_64 LibreOffice_project/420$Build-2</meta:generator>
    <meta:editing-cycles>0</meta:editing-cycles>
    <meta:editing-duration>P0D</meta:editing-duration>
    <meta:document-statistic meta:table-count="0" meta:image-count="0" meta:object-count="0" meta:page-count="1" meta:paragraph-count="11" meta:word-count="94" meta:character-count="558" meta:non-whitespace-character-count="476"/>
  </office:meta>
</office:document-meta>
</file>